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ialwdxv2zrhv"/>Algorithm to calculate the sum of first n natural numbers</text:p>
      <text:p text:style-name="P1"/>
      <text:p text:style-name="P1">Step-1: Start</text:p>
      <text:p text:style-name="P1">Step-2: Take a variable i and initialize i=0</text:p>
      <text:p text:style-name="P1">Step-3: Take another variable sum and initialize sum=0</text:p>
      <text:p text:style-name="P1">Step-4: Take for loop check if i&lt;=n</text:p>
      <text:p text:style-name="P1">Step-5: If its true then add sum and i values and assign that value to sum (sum=sum+i)</text:p>
      <text:p text:style-name="P1">Step-6: Increment i value and repeat step-4</text:p>
      <text:p text:style-name="P1">Step-7: If it is false print the value of the sum </text:p>
      <text:p text:style-name="P1">Step-8: st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72" meta:character-count="394" meta:non-whitespace-character-count="330"/>
    <meta:generator>LibreOfficeDev/5.1.0.3$Linux_X86_64 LibreOffice_project/</meta:generator>
  </office:meta>
</office:document-meta>
</file>